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Kormyshev Egor</text:initial-creator></text:p>
      <text:p text:style-name="OrgSubtitle"/>
      <text:p text:style-name="OrgSubtitle">The 12<text:span text:style-name="OrgSuperscript">th</text:span> of January</text:p>
      <text:p text:style-name="OrgSubtitle"/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Kormyshev Egor</dc:creator>
    <meta:initial-creator>Kormyshev Egor</meta:initial-creator>
    <dc:date>2024-01-12T08:19:29</dc:date>
    <meta:creation-date>2024-01-12T08:19:29</meta:creation-date>
    <meta:generator>Emacs 28.2 (Org mode 9.5.5)</meta:generator>
    <meta:keyword/>
    <dc:subject/>
    <dc:title/>
  </office:meta>
</office:document-meta>
</file>